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5e8" officeooo:paragraph-rsid="000735e8"/>
    </style:style>
    <style:style style:name="P2" style:family="paragraph" style:parent-style-name="Standard">
      <style:text-properties fo:font-weight="bold" officeooo:rsid="000735e8" officeooo:paragraph-rsid="000735e8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onse to your letter Ref. Ares(2015)664173 - 17/02/2015</text:p>
      <text:p text:style-name="P1"/>
      <text:p text:style-name="P1">Dear Mr Casella,</text:p>
      <text:p text:style-name="P1"/>
      <text:p text:style-name="P1">In your response to my request for access to documents (reference number above), you didn't answer one of my questions. I hope you can answer now. <text:span text:style-name="T1">Is it required</text:span>, according to Directive 98/34/EC of the Parliament and of the Council, <text:span text:style-name="T1">to communicate to the Commission a local building code</text:span> (as a draft technical regulation) <text:span text:style-name="T1">that concerns rules for advertisement and planning and building buildings</text:span><text:span text:style-name="T2">? In other words, is a local building code (for capital cities) regarded as a technical regulation which should be communicated (if the city is one of authorities required to notify draft technical regulations)?</text:span></text:p>
      <text:p text:style-name="P1"/>
      <text:p text:style-name="P1"><text:span text:style-name="T2">Thank you in advance for your response.</text:span></text:p>
      <text:p text:style-name="P1"/>
      <text:p text:style-name="P1"><text:span text:style-name="T2">Yours sincerely,</text:span></text:p>
      <text:p text:style-name="P1"/>
      <text:p text:style-name="P1"><text:span text:style-name="T2">Adam Zabransky,</text:span></text:p>
      <text:p text:style-name="P1"><text:span text:style-name="T2">Zbynicka 6</text:span></text:p>
      <text:p text:style-name="P1"><text:span text:style-name="T2">15300 Prague</text:span></text:p>
      <text:p text:style-name="P1"><text:span text:style-name="T2">Czech Republ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4:34:20.827000000</meta:creation-date>
    <dc:date>2015-02-24T14:46:53.699000000</dc:date>
    <meta:editing-duration>PT12M33S</meta:editing-duration>
    <meta:editing-cycles>1</meta:editing-cycles>
    <meta:document-statistic meta:table-count="0" meta:image-count="0" meta:object-count="0" meta:page-count="1" meta:paragraph-count="9" meta:word-count="125" meta:character-count="786" meta:non-whitespace-character-count="670"/>
    <meta:generator>LibreOffice/4.3.4.1$Windows_x86 LibreOffice_project/bc356b2f991740509f321d70e4512a6a54c5f243</meta:generator>
  </office:meta>
</office:document-meta>
</file>